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4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4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4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4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4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5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4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4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4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4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4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6.783cm" svg:y="1.414cm">
          <draw:text-box>
            <text:p>0</text:p>
          </draw:text-box>
        </draw:frame>
        <draw:frame draw:style-name="gr10" draw:layer="layout" svg:width="0.853cm" svg:height="1.23cm" svg:x="8.384cm" svg:y="1.414cm">
          <draw:text-box>
            <text:p>1</text:p>
          </draw:text-box>
        </draw:frame>
        <draw:frame draw:style-name="gr10" draw:layer="layout" svg:width="0.853cm" svg:height="1.23cm" svg:x="9.984cm" svg:y="1.414cm">
          <draw:text-box>
            <text:p>2</text:p>
          </draw:text-box>
        </draw:frame>
        <draw:frame draw:style-name="gr10" draw:layer="layout" svg:width="0.853cm" svg:height="1.23cm" svg:x="11.584cm" svg:y="1.414cm">
          <draw:text-box>
            <text:p>3</text:p>
          </draw:text-box>
        </draw:frame>
        <draw:frame draw:style-name="gr10" draw:layer="layout" svg:width="0.853cm" svg:height="1.23cm" svg:x="13.184cm" svg:y="1.414cm">
          <draw:text-box>
            <text:p>4</text:p>
          </draw:text-box>
        </draw:frame>
        <draw:frame draw:style-name="gr10" draw:layer="layout" svg:width="0.853cm" svg:height="1.23cm" svg:x="14.784cm" svg:y="1.414cm">
          <draw:text-box>
            <text:p>5</text:p>
          </draw:text-box>
        </draw:frame>
        <draw:frame draw:style-name="gr10" draw:layer="layout" svg:width="0.853cm" svg:height="1.23cm" svg:x="16.384cm" svg:y="1.414cm">
          <draw:text-box>
            <text:p>6</text:p>
          </draw:text-box>
        </draw:frame>
        <draw:custom-shape draw:style-name="gr9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17.983cm" svg:y="1.415cm">
          <draw:text-box>
            <text:p>7</text:p>
          </draw:text-box>
        </draw:frame>
        <draw:frame draw:style-name="gr10" draw:layer="layout" svg:width="0.853cm" svg:height="1.23cm" svg:x="19.584cm" svg:y="1.415cm">
          <draw:text-box>
            <text:p>8</text:p>
          </draw:text-box>
        </draw:frame>
        <draw:frame draw:style-name="gr10" draw:layer="layout" svg:width="0.853cm" svg:height="1.23cm" svg:x="21.184cm" svg:y="1.415cm">
          <draw:text-box>
            <text:p>9</text:p>
          </draw:text-box>
        </draw:frame>
        <draw:frame draw:style-name="gr12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2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2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2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2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2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2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2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2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2" draw:text-style-name="P6" draw:layer="layout" svg:width="5.607cm" svg:height="1.28cm" svg:x="1.919cm" svg:y="7.829cm">
          <draw:text-box>
            <text:p><text:span text:style-name="T4">query:</text:span><text:span text:style-name="T5"> [0..7]</text:span></text:p>
          </draw:text-box>
        </draw:frame>
        <draw:frame draw:style-name="gr13" draw:text-style-name="P6" draw:layer="layout" svg:width="1.79cm" svg:height="1.28cm" svg:x="3.92cm" svg:y="9.229cm">
          <draw:text-box>
            <text:p><text:span text:style-name="T5">0</text:span></text:p>
          </draw:text-box>
        </draw:frame>
        <draw:frame draw:style-name="gr12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  <draw:custom-shape draw:style-name="gr14" draw:text-style-name="P1" draw:layer="layout" svg:width="2.342cm" svg:height="1.266cm" svg:x="2.16cm" svg:y="4.2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10:31.105071471</dc:date>
    <dc:creator>elucterio </dc:creator>
    <meta:editing-duration>P1DT2H8M59S</meta:editing-duration>
    <meta:editing-cycles>53</meta:editing-cycles>
    <meta:generator>LibreOffice/4.2.8.2$Linux_X86_64 LibreOffice_project/420m0$Build-2</meta:generator>
    <meta:document-statistic meta:object-count="77"/>
  </office:meta>
</office:document-meta>
</file>